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style:font-name="Comic Sans MS1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mic Sans MS1" style:font-size-complex="18pt"/>
    </style:style>
    <style:style style:name="P7" style:family="paragraph"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style:style style:name="T2" style:family="text">
      <style:text-properties style:font-name="Comic Sans M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.3cm" svg:height="1.3cm" svg:x="14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2.7cm" svg:x="10.5cm" svg:y="17.1cm">
          <text:p text:style-name="P1"><text:span text:style-name="T1">実行バイナリ</text:span><text:span text:style-name="T1">: sm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cm" svg:height="5.5cm" svg:x="1.2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09cm" svg:height="2.7cm" svg:x="2.691cm" svg:y="3.452cm">
          <text:p text:style-name="P1"><text:span text:style-name="T1">Small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6cm" svg:height="1.922cm" svg:x="1.779cm" svg:y="9.9cm">
          <text:p text:style-name="P3"><text:span text:style-name="T2">rts_support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5cm" svg:height="1.922cm" svg:x="1.779cm" svg:y="12.178cm">
          <text:p text:style-name="P3"><text:span text:style-name="T2">jhc_rts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6" xml:id="id1" draw:id="id1" draw:layer="layout" svg:width="8.1cm" svg:height="10.6cm" svg:x="20.4cm" svg:y="2.1cm">
          <text:p text:style-name="P5"><text:span text:style-name="T1">abort()</text:span></text:p>
          <text:p text:style-name="P5"><text:span text:style-name="T1">setlocale()</text:span></text:p>
          <text:p text:style-name="P5"><text:span text:style-name="T1">fputc()</text:span></text:p>
          <text:p text:style-name="P5"><text:span text:style-name="T1">fputs()</text:span></text:p>
          <text:p text:style-name="P5"><text:span text:style-name="T1">fprintf()</text:span></text:p>
          <text:p text:style-name="P5"><text:span text:style-name="T1">fflush()</text:span></text:p>
          <text:p text:style-name="P5"><text:span text:style-name="T1">fwrite()</text:span></text:p>
          <text:p text:style-name="P5"><text:span text:style-name="T1">jhc_print_profil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6cm" svg:height="1.922cm" svg:x="6.486cm" svg:y="9.9cm">
          <text:p text:style-name="P3"><text:span text:style-name="T2">stableptr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5cm" svg:height="1.922cm" svg:x="6.48cm" svg:y="12.178cm">
          <text:p text:style-name="P3"><text:span text:style-name="T2">gc_jg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7cm" svg:height="1.922cm" svg:x="11.186cm" svg:y="9.9cm">
          <text:p text:style-name="P3"><text:span text:style-name="T2">con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4.406cm" svg:height="1.922cm" svg:x="11.194cm" svg:y="12.178cm">
          <text:p text:style-name="P3"><text:span text:style-name="T2">main_cod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6.6cm" svg:height="3.848cm" svg:x="2.2cm" svg:y="5.652cm">
          <text:p text:style-name="P1"><text:span text:style-name="T1">A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6.6cm" svg:height="4.048cm" svg:x="11.6cm" svg:y="13.552cm"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7" draw:layer="layout" svg:width="3.558cm" svg:height="1.331cm" svg:x="20.942cm" svg:y="1.3cm">
          <draw:text-box>
            <text:p><text:span text:style-name="T1">dummy.c</text:span></text:p>
          </draw:text-box>
        </draw:frame>
        <draw:connector draw:style-name="gr5" draw:text-style-name="P1" draw:layer="layout" draw:type="curve" svg:x1="24.45cm" svg:y1="12.7cm" svg:x2="16.1cm" svg:y2="14.55cm" draw:start-shape="id1" draw:start-glue-point="6" draw:end-shape="id2" draw:end-glue-point="1" svg:d="m24450 12700c0 1234-2783 1850-8350 1850" svg:viewBox="0 0 8351 1851">
          <text:p/>
        </draw:connector>
        <draw:custom-shape draw:style-name="gr3" draw:text-style-name="P6" xml:id="id3" draw:id="id3" draw:layer="layout" svg:width="9.5cm" svg:height="7.2cm" svg:x="9.1cm" svg:y="1.7cm">
          <text:p text:style-name="P5"><text:span text:style-name="T1">int main() {</text:span></text:p>
          <text:p text:style-name="P5"><text:span text:style-name="T1"><text:s text:c="4"/></text:span><text:span text:style-name="T1">hs_init(&amp;argc,&amp;argv);</text:span></text:p>
          <text:p text:style-name="P5"><text:span text:style-name="T1"><text:s text:c="4"/></text:span><text:span text:style-name="T1">_amain();</text:span></text:p>
          <text:p text:style-name="P5"><text:span text:style-name="T1"><text:s text:c="4"/></text:span><text:span text:style-name="T1">hs_exit();</text:span></text:p>
          <text:p text:style-name="P5"><text:span text:style-name="T1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7" draw:layer="layout" svg:width="2.716cm" svg:height="1.331cm" svg:x="9.642cm" svg:y="0.8cm">
          <draw:text-box>
            <text:p><text:span text:style-name="T1">main.c</text:span></text:p>
          </draw:text-box>
        </draw:frame>
        <draw:connector draw:style-name="gr5" draw:text-style-name="P1" draw:layer="layout" draw:type="curve" svg:x1="18.6cm" svg:y1="5.3cm" svg:x2="16.1cm" svg:y2="14.55cm" draw:start-shape="id3" draw:start-glue-point="7" draw:end-shape="id2" svg:d="m18600 5300c826 0 2076 9250-2500 9250" svg:viewBox="0 0 3305 9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7:49:18.865711684</dc:date>
    <dc:creator>Okabe Kiwamu</dc:creator>
    <meta:editing-duration>PT55M15S</meta:editing-duration>
    <meta:editing-cycles>74</meta:editing-cycles>
    <meta:generator>LibreOffice/4.1.0.4$Linux_X86_64 LibreOffice_project/410m0$Build-4</meta:generator>
    <meta:document-statistic meta:object-count="18"/>
  </office:meta>
</office:document-meta>
</file>